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337eb"/>
    </style:style>
    <style:style style:name="P3" style:family="paragraph" style:parent-style-name="Text_20_body">
      <style:paragraph-properties fo:text-align="center" style:justify-single-word="false"/>
      <style:text-properties style:font-name="Times New Roman" fo:font-size="14pt" fo:font-weight="bold" officeooo:paragraph-rsid="0004e507" style:font-size-asian="14pt" style:font-weight-asian="bold" style:font-size-complex="14pt" style:font-weight-complex="bold"/>
    </style:style>
    <style:style style:name="P4" style:family="paragraph" style:parent-style-name="Text_20_body">
      <style:paragraph-properties fo:text-align="justify" style:justify-single-word="false"/>
      <style:text-properties style:font-name="Times New Roman" fo:font-size="14pt" fo:font-weight="normal" officeooo:paragraph-rsid="0004e507"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style:font-name="Times New Roman" fo:font-size="14pt" fo:font-weight="normal" officeooo:paragraph-rsid="000337eb" style:font-size-asian="14pt" style:font-weight-asian="normal" style:font-size-complex="14pt" style:font-weight-complex="normal"/>
    </style:style>
    <style:style style:name="P6" style:family="paragraph" style:parent-style-name="Text_20_body">
      <style:text-properties style:font-name="Times New Roman" fo:font-size="14pt" style:font-size-asian="14pt" style:font-size-complex="14pt"/>
    </style:style>
    <style:style style:name="P7" style:family="paragraph" style:parent-style-name="Text_20_body">
      <style:paragraph-properties fo:text-align="start" style:justify-single-word="false"/>
      <style:text-properties style:font-name="Times New Roman" fo:font-size="14pt" fo:font-style="italic" fo:font-weight="normal" officeooo:rsid="0004e507" officeooo:paragraph-rsid="0004e507" style:font-size-asian="14pt" style:font-style-asian="italic" style:font-weight-asian="normal" style:font-size-complex="14pt" style:font-style-complex="italic" style:font-weight-complex="normal"/>
    </style:style>
    <style:style style:name="P8" style:family="paragraph" style:parent-style-name="Text_20_body">
      <style:paragraph-properties fo:text-align="start" style:justify-single-word="false"/>
      <style:text-properties style:font-name="Times New Roman" fo:font-size="14pt" fo:font-style="italic" fo:font-weight="normal" officeooo:paragraph-rsid="0004e507" style:font-size-asian="14pt" style:font-style-asian="italic" style:font-weight-asian="normal" style:font-size-complex="14pt" style:font-style-complex="italic" style:font-weight-complex="normal"/>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fo:text-align="justify" style:justify-single-word="false"/>
    </style:style>
    <style:style style:name="P12" style:family="paragraph" style:parent-style-name="Text_20_body" style:list-style-name="L2">
      <style:paragraph-properties fo:text-align="justify" style:justify-single-word="false"/>
    </style:style>
    <style:style style:name="T1" style:family="text">
      <style:text-properties style:font-name="Times New Roman" fo:font-size="14pt" fo:font-weight="normal" style:font-size-asian="14pt" style:font-weight-asian="normal" style:font-size-complex="14pt" style:font-weight-complex="normal"/>
    </style:style>
    <style:style style:name="T2" style:family="text">
      <style:text-properties style:font-name="Times New Roman" fo:font-size="14pt" style:font-size-asian="14pt" style:font-size-complex="14pt"/>
    </style:style>
    <style:style style:name="T3"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PT: Colorful Prompt Tuning for pre-trained vision-language models<text:tab/></text:p>
      <text:p text:style-name="P7"/>
      <text:p text:style-name="P7"><text:span text:style-name="T3">AI Open 5 (2024) 30–38<text:tab/><text:tab/><text:tab/><text:tab/><text:tab/><text:tab/><text:tab/><text:tab/>February 2024</text:span><text:tab/></text:p>
      <text:p text:style-name="P7"/>
      <text:p text:style-name="P7">Keywords:Vision-language pre-training models , Prompt tuning</text:p>
      <text:p text:style-name="P8"/>
      <text:p text:style-name="P4">Görsel-dil ön eğitim (Vision-Language Pre-training - VLP) modelleri, doğal dili görsel verilerle ilişkilendirerek çeşitli çapraz-mod modalite görevlerinde önemli başarılar elde etmiştir. Ancak, ön eğitim ve ince ayar aşamaları arasındaki hedef farklılıkları, modellerin gerçek dünya görevlerine uyum sağlamasında zorluk yaratmaktadır. Bu durum, büyük miktarda etiketli veriye olan ihtiyacı artırmaktadır.</text:p>
      <text:p text:style-name="P2"><text:span text:style-name="T1"><text:tab/>Bu çalışmada, </text:span><text:span text:style-name="Strong_20_Emphasis"><text:span text:style-name="T1">Colorful Prompt Tuning (CPT)</text:span></text:span><text:span text:style-name="T1"> adlı yeni bir yöntem önerilmektedir. CPT, görsel-dil modellerinin görsel dayanak oluşturma (visual grounding) yeteneklerini artırmak amacıyla geliştirilmiş renk tabanlı bir prompt ayarlama yaklaşımıdır. Bu yöntem, görsellerdeki nesneleri renk tabanlı işaretlerle tanımlayarak, görsel dayanak oluşturma görevini </text:span><text:span text:style-name="Strong_20_Emphasis"><text:span text:style-name="T1">boşluk doldurma problemine</text:span></text:span><text:span text:style-name="T1"> dönüştürmektedir. </text:span></text:p>
      <text:p text:style-name="P5"><text:tab/>Böylece, CPT ile modeller az sayıda veya hiç etiketli veri kullanılmadan (few-shot ve zero-shot öğrenme) görsel dayanak oluşturma yeteneklerini güçlendirebilmektedir. Yapılan deneyler, CPT'nin mevcut ince ayar ve prompt ayarlama yöntemlerine kıyasla üstün performans gösterdiğini ortaya koymaktadır.</text:p>
      <text:p text:style-name="Text_20_body"><text:span text:style-name="Strong_20_Emphasis"><text:span text:style-name="T2"><text:tab/></text:span></text:span><text:span text:style-name="T1">Görsel-dil modelleri genellikle büyük ölçekli görüntü-metin çiftleri üzerinde kendi kendine denetimli (self-supervised) şekilde eğitilir ve ardından belirli görevler için ince ayar yapılır. Ancak, ince ayar sürecinde </text:span><text:span text:style-name="Strong_20_Emphasis"><text:span text:style-name="T1">yeni görevler için ek parametreler eklenmesi gerekmektedir</text:span></text:span><text:span text:style-name="T1"> ve bu da geniş ölçekli etiketli veri gereksinimini artırmaktadır.</text:span></text:p>
      <text:p text:style-name="Text_20_body"><text:span text:style-name="T1">CPT yöntemi, bu ihtiyacı azaltmak için </text:span><text:span text:style-name="Strong_20_Emphasis"><text:span text:style-name="T1">renk tabanlı bir prompt mekanizması</text:span></text:span><text:span text:style-name="T1"> sunmaktadır. Bu yaklaşım, iki bileşenden oluşmaktadır:</text:span></text:p>
      <text:list xml:id="list566945139" text:style-name="L1">
        <text:list-item>
          <text:p text:style-name="P10"><text:span text:style-name="Strong_20_Emphasis"><text:span text:style-name="T1">Görsel Alt-Prompt:</text:span></text:span><text:span text:style-name="T1"> Görüntülerdeki nesneleri belirli renk bloklarıyla işaretler.</text:span></text:p>
        </text:list-item>
        <text:list-item>
          <text:p text:style-name="P9"><text:span text:style-name="Strong_20_Emphasis"><text:span text:style-name="T1">Metinsel Alt-Prompt:</text:span></text:span><text:span text:style-name="T1"> Sorgu metnini renk tabanlı bir şablona dönüştürerek, modelin görsellerdeki nesneleri belirli renklerle eşleştirmesini sağlar.</text:span></text:p>
        </text:list-item>
      </text:list>
      <text:p text:style-name="P6">Bu yöntem sayesinde model, renkler aracılığıyla görüntüdeki nesneleri daha kolay ilişkilendirebilir ve bu sayede az sayıda veriyle bile başarılı görsel dayanak oluşturma gerçekleştirebilir.</text:p>
      <text:p text:style-name="P1"><text:soft-page-break/><text:span text:style-name="Strong_20_Emphasis"><text:span text:style-name="T1">Deneysel Sonuçlar:</text:span></text:span><text:span text:style-name="T1"><text:line-break/>CPT yöntemi, </text:span><text:span text:style-name="Strong_20_Emphasis"><text:span text:style-name="T1">RefCOCO, RefCOCO+ ve RefCOCOg</text:span></text:span><text:span text:style-name="T1"> veri kümelerinde test edilmiştir. Sonuçlara göre:</text:span></text:p>
      <text:list xml:id="list1495358053" text:style-name="L2">
        <text:list-item>
          <text:p text:style-name="P11"><text:span text:style-name="T1">CPT, </text:span><text:span text:style-name="Strong_20_Emphasis"><text:span text:style-name="T1">zero-shot (hiç etiketli veri olmadan)</text:span></text:span><text:span text:style-name="T1"> ve </text:span><text:span text:style-name="Strong_20_Emphasis"><text:span text:style-name="T1">few-shot (az miktarda veri ile)</text:span></text:span><text:span text:style-name="T1"> görsel dayanak oluşturma görevlerinde </text:span><text:span text:style-name="Strong_20_Emphasis"><text:span text:style-name="T1">en iyi başarı oranına</text:span></text:span><text:span text:style-name="T1"> ulaşmıştır.</text:span></text:p>
        </text:list-item>
        <text:list-item>
          <text:p text:style-name="P11"><text:span text:style-name="T1">CPT, geleneksel ince ayar yöntemlerine kıyasla </text:span><text:span text:style-name="Strong_20_Emphasis"><text:span text:style-name="T1">daha kararlı sonuçlar</text:span></text:span><text:span text:style-name="T1"> üretmiştir.</text:span></text:p>
        </text:list-item>
        <text:list-item>
          <text:p text:style-name="P11"><text:span text:style-name="T1">CPT'nin </text:span><text:span text:style-name="Strong_20_Emphasis"><text:span text:style-name="T1">renk tabanlı yönlendirme yöntemi</text:span></text:span><text:span text:style-name="T1">, modelin görsel dayanak oluşturma yeteneğini büyük ölçüde geliştirmiştir.</text:span></text:p>
        </text:list-item>
        <text:list-item>
          <text:p text:style-name="P12"><text:span text:style-name="T1">CPT ayrıca </text:span><text:span text:style-name="Strong_20_Emphasis"><text:span text:style-name="T1">görsel ilişki tespiti (Visual Relation Detection - VRD)</text:span></text:span><text:span text:style-name="T1">, </text:span><text:span text:style-name="Strong_20_Emphasis"><text:span text:style-name="T1">görsel sağduyu akıl yürütme (Visual Commonsense Reasoning - VCR)</text:span></text:span><text:span text:style-name="T1"> ve </text:span><text:span text:style-name="Strong_20_Emphasis"><text:span text:style-name="T1">görsel soru cevaplama (Visual Question Answering - VQA)</text:span></text:span><text:span text:style-name="T1"> gibi farklı görevlerde de başarılı olmuştur.</text:span><text:span text:style-name="Strong_20_Emphasis"><text:span text:style-name="T2"><text:tab/></text:span></text:span></text:p>
        </text:list-item>
      </text:list>
      <text:p text:style-name="P1"><text:span text:style-name="T2"><text:tab/></text:span><text:span text:style-name="T1">Bu çalışma, </text:span><text:span text:style-name="Strong_20_Emphasis"><text:span text:style-name="T1">Colorful Prompt Tuning (CPT)</text:span></text:span><text:span text:style-name="T1"> yönteminin görsel-dil modellerinde verimli bir ince ayar mekanizması sunduğunu göstermektedir. CPT, görsellerdeki nesneleri renk tabanlı işaretleyicilerle ilişkilendirerek, modelin eğitim sırasında öğrendiği temsilleri daha etkili bir şekilde kullanmasını sağlar. Bu yaklaşım, büyük ölçekli etiketli veri ihtiyacını önemli ölçüde azaltarak, </text:span><text:span text:style-name="Strong_20_Emphasis"><text:span text:style-name="T1">zero-shot ve few-shot öğrenme senaryolarında yüksek başarı elde etmektedir</text:span></text:span><text:span text:style-name="T1">.</text:span></text:p>
      <text:p text:style-name="P1"><text:span text:style-name="T1"><text:tab/>Gelecek çalışmalar, CPT'nin </text:span><text:span text:style-name="Strong_20_Emphasis"><text:span text:style-name="T1">farklı görsel özellikleri (şekil, boyut, durum gibi) kullanarak daha kapsamlı hale getirilmesi</text:span></text:span><text:span text:style-name="T1"> ve diğer görsel-dil modelleriyle entegrasyonunun araştırılması üzerine yoğunlaşabilir. Bu sayede, yapay zeka tabanlı görsel algılama ve dil işleme görevlerinde daha esnek ve verimli çözümler sunulabil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9:39:42.913330815</meta:creation-date>
    <dc:date>2025-03-06T10:31:38.507413513</dc:date>
    <meta:editing-duration>PT10M33S</meta:editing-duration>
    <meta:editing-cycles>3</meta:editing-cycles>
    <meta:generator>LibreOffice/7.3.7.2$Linux_X86_64 LibreOffice_project/30$Build-2</meta:generator>
    <meta:document-statistic meta:table-count="0" meta:image-count="0" meta:object-count="0" meta:page-count="2" meta:paragraph-count="18" meta:word-count="448" meta:character-count="3644" meta:non-whitespace-character-count="3205"/>
  </office:meta>
</office:document-meta>
</file>